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5-03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4-12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4-09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4-06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4-03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3-1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3-09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3-05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3-03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2-12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2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2-06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2-03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1-12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1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1-06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1-03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0-12-1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0-09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0-06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20-04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9-12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9-09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9-03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8-12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8-09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8-06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8-03-1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7-12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7-09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7-06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7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3-07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3-03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2-08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2-02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1-08-0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1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7-08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6-08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6-06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4-08-0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4-05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4-02-0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3-11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3-08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3-05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3-02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2-1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2-08-0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2-04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2-02-1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1-11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1-08-0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1-05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1-02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0-11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0-08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0-05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2000-02-14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9-11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9-08-0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9-05-0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9-02-0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8-11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8-08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8-05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8-02-1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7-11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7-08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7-05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7-02-1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6-11-04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6-08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6-05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6-02-0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5-11-03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5-08-0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5-05-0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4-11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3-11-0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3-08-23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3-05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3-02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2-11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89</text:p>
          </table:table-cell>
          <table:table-cell office:value-type="string" calcext:value-type="string">
            <text:p>FM3-3</text:p>
          </table:table-cell>
          <table:table-cell office:value-type="string" calcext:value-type="string">
            <text:p>1992-08-0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